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4.3736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Symptom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Bit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s://www.healthline.com/health/spider-bites" xlink:type="simple">https://www.healthline.com/health/spider-bites</text:a>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Swelling, a red welt, skin damage, any troubling symptoms that accompany the bite </text:p>
          </table:table-cell>
          <table:table-cell office:value-type="string" calcext:value-type="string">
            <text:p>Any part of the body</text:p>
          </table:table-cell>
          <table:table-cell office:value-type="string" calcext:value-type="string">
            <text:p>Singl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<text:a xlink:href="https://www.healthline.com/health/bed-bug-bites" xlink:type="simple">https://www.healthline.com/health/bed-bug-bites</text:a></text:p>
          </table:table-cell>
          <table:table-cell office:value-type="string" calcext:value-type="string">
            <text:p>bed_bugs</text:p>
          </table:table-cell>
          <table:table-cell office:value-type="string" calcext:value-type="string">
            <text:p>If a bedbug bites your skin, you won’t feel it right away because the bugs excrete a tiny amount of anesthetic before feeding on people. It can sometimes take a few days for symptoms of bed bug bites to develop. Bedbug bites often become noticeably red and swollen. The bites tend to be itchy. They may cause a burning sensation.</text:p>
          </table:table-cell>
          <table:table-cell table:style-name="ce1" office:value-type="string" calcext:value-type="string">
            <text:p>Usually bite areas of skin that are exposed while you sleep, such as your face, neck, arms, and hands.</text:p>
          </table:table-cell>
          <table:table-cell office:value-type="string" calcext:value-type="string">
            <text:p>Multiple (in a line or clust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https://www.healthline.com/health/chigger-bites" xlink:type="simple">https://www.healthline.com/health/chigger-bites</text:a></text:p>
          </table:table-cell>
          <table:table-cell office:value-type="string" calcext:value-type="string">
            <text:p>chiggers</text:p>
          </table:table-cell>
          <table:table-cell table:style-name="Default" office:value-type="string" calcext:value-type="string">
            <text:p>Reddish bumps. You may notice a bright red dot in the center — this is a remnant of the tube your skin formed in response to the chigger’s saliva. The bumps may look like welts, blisters, pimples, or hive. <text:s/>Most people report symptoms within hours of the bite. The most problematic symptom of chigger bites is the intense itching and desire to scratch.</text:p>
          </table:table-cell>
          <table:table-cell office:value-type="string" calcext:value-type="string">
            <text:p>Warm, moist areas of the body. Also feet and legs as you walk through infected area</text:p>
          </table:table-cell>
          <table:table-cell office:value-type="string" calcext:value-type="string">
            <text:p>Multiple</text:p>
          </table:table-cell>
          <table:table-cell table:number-columns-repeated="5"/>
          <table:table-cell table:style-name="ce1"/>
        </table:table-row>
        <table:table-row table:style-name="ro4">
          <table:table-cell office:value-type="string" calcext:value-type="string">
            <text:p><text:a xlink:href="https://www.healthline.com/health/fire-ant-bites" xlink:type="simple">https://www.healthline.com/health/fire-ant-bites</text:a></text:p>
          </table:table-cell>
          <table:table-cell office:value-type="string" calcext:value-type="string">
            <text:p>fire_ants</text:p>
          </table:table-cell>
          <table:table-cell table:style-name="Default" office:value-type="string" calcext:value-type="string">
            <text:p><text:s/>Groups of swollen red spots that develop a blister on the top. Stings hurt, itch, and last up to a week.</text:p>
          </table:table-cell>
          <table:table-cell table:style-name="ce1" office:value-type="string" calcext:value-type="string">
            <text:p>Fire ants attack in swarms, racing up vertical surfaces (such as your leg) when their nests are disturbed. </text:p>
          </table:table-cell>
          <table:table-cell office:value-type="string" calcext:value-type="string">
            <text:p>Multipl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https://www.healthline.com/health/tick-bite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 Tick can remain attached to the skin for up to 10 days after it first bites.</text:p>
          </table:table-cell>
          <table:table-cell table:style-name="ce1" office:value-type="string" calcext:value-type="string">
            <text:p>Prefer warm, moist areas of the body. Once a tick gets on your body, they’re likely to migrate to your armpits, groin, or hair.</text:p>
          </table:table-cell>
          <table:table-cell office:value-type="string" calcext:value-type="string">
            <text:p>Singl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www.healthline.com/health/flea-bites" xlink:type="simple">https://www.healthline.com/health/flea-bites</text:a></text:p>
          </table:table-cell>
          <table:table-cell office:value-type="string" calcext:value-type="string">
            <text:p>fleas</text:p>
          </table:table-cell>
          <table:table-cell office:value-type="string" calcext:value-type="string">
            <text:p> Small, red bumps in clusters of three or four or a straight line. The bumps remain small, unlike mosquito bites. You might notice a red “halo” around the bite center.</text:p>
          </table:table-cell>
          <table:table-cell table:style-name="ce1" office:value-type="string" calcext:value-type="string">
            <text:p>Common around the legs or ankles, around the waist, armpits, breasts, groin, or in the folds of the elbows and knees.</text:p>
          </table:table-cell>
          <table:table-cell office:value-type="string" calcext:value-type="string">
            <text:p>Multiple (in a line)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https://www.healthline.com/health/mosquito-bites</text:p>
          </table:table-cell>
          <table:table-cell office:value-type="string" calcext:value-type="string">
            <text:p>mosquitos</text:p>
          </table:table-cell>
          <table:table-cell office:value-type="string" calcext:value-type="string">
            <text:p>Round and puffy bump forming. In some cases, you may see a small dot at the center of it.</text:p>
          </table:table-cell>
          <table:table-cell office:value-type="string" calcext:value-type="string">
            <text:p>Any part of the body</text:p>
          </table:table-cell>
          <table:table-cell office:value-type="string" calcext:value-type="string">
            <text:p>Multipl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09:50:35.907419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8:18:49.049138626</meta:creation-date>
    <dc:date>2020-06-17T09:50:40.381103926</dc:date>
    <meta:editing-duration>PT3H8M23S</meta:editing-duration>
    <meta:editing-cycles>52</meta:editing-cycles>
    <meta:generator>LibreOffice/6.4.3.2$Linux_X86_64 LibreOffice_project/40$Build-2</meta:generator>
    <meta:document-statistic meta:table-count="1" meta:cell-count="40" meta:object-count="0"/>
  </office:meta>
</office:document-meta>
</file>